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Open Sans" svg:font-family="'Open Sans', sans-serif"/>
    <style:font-face style:name="Tahoma" svg:font-family="Tahom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55cc"/>
    </style:style>
    <style:style style:name="P2" style:family="paragraph" style:parent-style-name="Standard">
      <style:text-properties fo:font-style="italic" officeooo:paragraph-rsid="000a55cc" style:font-style-asian="italic" style:font-style-complex="italic"/>
    </style:style>
    <style:style style:name="P3" style:family="paragraph" style:parent-style-name="Standard">
      <style:text-properties officeooo:rsid="000a55cc" officeooo:paragraph-rsid="000a55cc"/>
    </style:style>
    <style:style style:name="T1" style:family="text">
      <style:text-properties fo:font-variant="normal" fo:text-transform="none" fo:color="#0000ff" style:text-line-through-style="none" style:text-line-through-type="none" style:font-name="Open Sans" fo:font-size="7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2c333f" fo:letter-spacing="normal"/>
    </style:style>
    <style:style style:name="T3" style:family="text">
      <style:text-properties fo:font-variant="normal" fo:text-transform="none" style:font-name="Open Sans" fo:font-size="7pt" fo:letter-spacing="normal" fo:font-style="normal" fo:font-weight="normal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2.11]Describe iteration and use loops (at least for, while) </text:p>
      <text:p text:style-name="P1"/>
      <text:p text:style-name="P1">Iteration is where an action, or code block, is repeated a given number of times. The number of times could be for a set figure or until a condition is met. </text:p>
      <text:p text:style-name="P1"/>
      <text:p text:style-name="P1">To achieve repeating a task in code we have a number of options. The main two being the use of a for loop or a while loop. While these two iteration loops might appear different they both work in the same way. Both repeat a block of code while a condition is not met. The choice to use is often syntactic and chosen to help give readability and understanding to the code. A for loop is often the more compact of the two statements as the operation that changes the condition being checked lies within the for statement. </text:p>
      <text:p text:style-name="P1"/>
      <text:p text:style-name="P1">examples of such using pseudocode are</text:p>
      <text:p text:style-name="P1"/>
      <text:p text:style-name="P2">While steps to climb</text:p>
      <text:p text:style-name="P2"><text:tab/>climb a step </text:p>
      <text:p text:style-name="P2"/>
      <text:p text:style-name="P2">for 100 steps </text:p>
      <text:p text:style-name="P1"><text:span text:style-name="T4"><text:tab/>climb a step</text:span> </text:p>
      <text:p text:style-name="P1"/>
      <text:p text:style-name="P1">a while loop can also be “flipped” so that the action is always run once. </text:p>
      <text:p text:style-name="P1"/>
      <text:p text:style-name="P2">Do the following </text:p>
      <text:p text:style-name="P2"><text:tab/>climb a step </text:p>
      <text:p text:style-name="P2">while steps to climb </text:p>
      <text:p text:style-name="P2"/>
      <text:p text:style-name="P1">thus if there are no steps to climb someone would still try and fall over!! Thus its important to pick the best method coded examples of each are </text:p>
      <text:p text:style-name="P1"/>
      <text:p text:style-name="P1">let i=6; </text:p>
      <text:p text:style-name="P1">do { </text:p>
      <text:p text:style-name="P1"><text:tab/>i ++; </text:p>
      <text:p text:style-name="P1">} </text:p>
      <text:p text:style-name="P1">while (i&lt;5) </text:p>
      <text:p text:style-name="P1">console.log(i); //displays 7 - still runs once and adds one to 6 </text:p>
      <text:p text:style-name="P1"/>
      <text:p text:style-name="P1">i=6 </text:p>
      <text:p text:style-name="P1">while (i&lt;5){ </text:p>
      <text:p text:style-name="P1"><text:tab/>i++; </text:p>
      <text:p text:style-name="P1">} </text:p>
      <text:p text:style-name="P1">console.log(i); //wont enter the loop so displays 6 </text:p>
      <text:p text:style-name="P1"/>
      <text:p text:style-name="P1">//runs and displays 0 to 4 at it adds 1 to i (originally 0)5 times </text:p>
      <text:p text:style-name="P1">for (i=0;i&lt;5;i++){ </text:p>
      <text:p text:style-name="P1"><text:tab/>console.log(i); </text:p>
      <text:p text:style-name="P1">}</text:p>
      <text:p text:style-name="P1"/>
      <text:p text:style-name="P1"/>
      <text:p text:style-name="P1"><text:bookmark text:name="ctl00_cp1_A_REFS_rptR1_ctl01_rpt_ctl01_hypRef1"/><text:a xlink:type="simple" xlink:href="https://live.onefile.co.uk/standards/form.aspx?StandardID=63982&amp;UnitID=CNMSB_02#Week%201" office:target-frame-name="_blank" xlink:show="new" text:style-name="Internet_20_link" text:visited-style-name="Visited_20_Internet_20_Link"><text:span text:style-name="T1">[2.14]</text:span></text:a><text:span text:style-name="T2"> </text:span><text:bookmark text:name="ctl00_cp1_A_REFS_rptR1_ctl01_rpt_ctl01_lblNoModeSetDisplay"/><text:span text:style-name="T3">Describe the benefits of reusable code</text:span> </text:p>
      <text:p text:style-name="P3">Reusable code is important to cut down on the time it takes to code. Pre written code such as classes and functions contained in a library will have (should!) been tested for bugs can thus reusing code <text:soft-page-break/>can help reduce debugging time. It also saves space and build times as the same code is not in multiple places.</text:p>
      <text:p text:style-name="P3"/>
      <text:p text:style-name="P3"><text:bookmark text:name="ctl00_cp1_A_REFS_rptR1_ctl01_rpt_ctl02_hypRef1"/><text:a xlink:type="simple" xlink:href="https://live.onefile.co.uk/standards/form.aspx?StandardID=63982&amp;UnitID=CNMSB_02#Week%201" office:target-frame-name="_blank" xlink:show="new" text:style-name="Internet_20_link" text:visited-style-name="Visited_20_Internet_20_Link"><text:span text:style-name="T1">[2.7]</text:span></text:a><text:span text:style-name="T2"> </text:span><text:bookmark text:name="ctl00_cp1_A_REFS_rptR1_ctl01_rpt_ctl02_lblNoModeSetDisplay"/><text:span text:style-name="T3">Describe the purpose of functions</text:span> </text:p>
      <text:p text:style-name="P3"/>
      <text:p text:style-name="P3">A function is a set of statements that has been written to preform a given task. It can take in values and return a message or value back to the code that called it. Using functions helps with DRY principles relating to code re-usability. </text:p>
      <text:p text:style-name="P3"/>
      <text:p text:style-name="P3">Using functions, when named with a good coding convention and sensible function names can help a future dev follow the flow of a program better. </text:p>
      <text:p text:style-name="P3"/>
      <text:p text:style-name="P3">It can also allow programming tasks to be shared by developers as separate developers can design and code the different functionality required by the main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Open Sans" svg:font-family="'Open Sans', sans-serif"/>
    <style:font-face style:name="Tahoma" svg:font-family="Tahom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1T13:48:38.429000000</meta:creation-date>
    <dc:date>2022-11-01T13:59:37.337000000</dc:date>
    <meta:editing-duration>PT16S</meta:editing-duration>
    <meta:editing-cycles>1</meta:editing-cycles>
    <meta:document-statistic meta:table-count="0" meta:image-count="0" meta:object-count="0" meta:page-count="2" meta:paragraph-count="34" meta:word-count="429" meta:character-count="2340" meta:non-whitespace-character-count="1910"/>
    <meta:generator>LibreOffice/5.4.3.2$Windows_X86_64 LibreOffice_project/92a7159f7e4af62137622921e809f8546db437e5</meta:generator>
  </office:meta>
</office:document-meta>
</file>